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HandlerAdapter.setOutput( String p4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HandlerAdapter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4HandlerAdapter.setProcessInput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HandlerAdapter.setProcessOutputStream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HandlerAdapter.setProcessErrorStream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HandlerAdapter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